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819in" fo:break-before="auto" style:use-optimal-row-height="true"/>
    </style:style>
    <style:style style:name="ta2" style:family="table" style:master-page-name="PageStyle_5f_Resources">
      <style:table-properties table:display="true" style:writing-mode="lr-tb"/>
    </style:style>
    <style:style style:name="ta3" style:family="table" style:master-page-name="PageStyle_5f_dawson_5f_deeds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37"/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37"/>
    <style:style style:name="gr1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4">
        <office:forms form:automatic-focus="false" form:apply-design-mode="false"/>
        <table:table-column table:style-name="co1" table:number-columns-repeated="3" table:default-cell-style-name="ce16"/>
        <table:table-column table:style-name="co1" table:default-cell-style-name="ce20"/>
        <table:table-column table:style-name="co1" table:number-columns-repeated="60" table:default-cell-style-name="Default"/>
        <table:table-row table:style-name="ro1">
          <table:table-cell table:style-name="Default" table:number-columns-repeated="2"/>
          <table:table-cell/>
          <table:table-cell table:style-name="ce16" office:value-type="string" calcext:value-type="string">
            <text:p>Updated</text:p>
          </table:table-cell>
          <table:table-cell table:style-name="ce22" office:value-type="date" office:date-value="2019-07-16" calcext:value-type="date">
            <text:p>7/16/2019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Apt</text:p>
          </table:table-cell>
          <table:table-cell table:style-name="ce4" office:value-type="string" calcext:value-type="string">
            <text:p>Sq ft</text:p>
          </table:table-cell>
          <table:table-cell table:style-name="ce4" office:value-type="string" calcext:value-type="string">
            <text:p>Value</text:p>
          </table:table-cell>
          <table:table-cell table:style-name="ce15" office:value-type="string" calcext:value-type="string">
            <text:p>Pho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3" office:value-type="float" office:value="306800" calcext:value-type="float">
            <text:p>$306,8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21" office:value-type="float" office:value="1628" calcext:value-type="float">
            <text:p>1,628</text:p>
          </table:table-cell>
          <table:table-cell table:style-name="ce24" office:value-type="float" office:value="390886" calcext:value-type="float">
            <text:p>$390,8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855" calcext:value-type="float">
            <text:p>8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6" office:value-type="float" office:value="1365" calcext:value-type="float">
            <text:p>1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540-272-43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21" office:value-type="float" office:value="1409" calcext:value-type="float">
            <text:p>1,409</text:p>
          </table:table-cell>
          <table:table-cell table:style-name="ce2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21" office:value-type="float" office:value="1409" calcext:value-type="float">
            <text:p>1,409</text:p>
          </table:table-cell>
          <table:table-cell table:style-name="ce24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Janin Gail (from 2014 meeting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6" office:value-type="float" office:value="956" calcext:value-type="float">
            <text:p>9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21" office:value-type="float" office:value="1687" calcext:value-type="float">
            <text:p>1,687</text:p>
          </table:table-cell>
          <table:table-cell table:style-name="ce24" office:value-type="float" office:value="403378" calcext:value-type="float">
            <text:p>$403,378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19" office:value-type="float" office:value="849" calcext:value-type="float">
            <text:p>8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919-601-38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23" office:value-type="float" office:value="608000" calcext:value-type="float">
            <text:p>$608,000</text:p>
          </table:table-cell>
          <table:table-cell table:style-name="ce16" office:value-type="string" calcext:value-type="string">
            <text:p>919-295-1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6" office:value-type="float" office:value="2171" calcext:value-type="float">
            <text:p>2171</text:p>
          </table:table-cell>
          <table:table-cell table:style-name="ce23" office:value-type="float" office:value="608000" calcext:value-type="float">
            <text:p>$608,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19" office:value-type="float" office:value="787" calcext:value-type="float">
            <text:p>787</text:p>
          </table:table-cell>
          <table:table-cell table:number-columns-repeated="60"/>
        </table:table-row>
        <table:table-row table:style-name="ro4">
          <table:table-cell table:style-name="ce17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19" office:value-type="float" office:value="849" calcext:value-type="float">
            <text:p>849</text:p>
          </table:table-cell>
          <table:table-cell table:style-name="ce16" office:value-type="float" office:value="259113" calcext:value-type="float">
            <text:p>2591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6" office:value-type="string" calcext:value-type="string">
            <text:p>413-408-8286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21" office:value-type="float" office:value="2254" calcext:value-type="float">
            <text:p>2,254</text:p>
          </table:table-cell>
          <table:table-cell table:style-name="ce24" office:value-type="float" office:value="523585" calcext:value-type="float">
            <text:p>$523,585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3.8063in" svg:height="0.5248in" svg:x="2.2402in" svg:y="11.7173in" draw:caption-point-x="-0.0039in" draw:caption-point-y="-0.215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/>
          <table:table-cell table:number-columns-repeated="58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6" office:value-type="string" calcext:value-type="string">
            <text:p>919-695-58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6" office:value-type="string" calcext:value-type="string">
            <text:p>919-414-1618</text:p>
          </table:table-cell>
          <table:table-cell table:number-columns-repeated="58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6" office:value-type="float" office:value="956" calcext:value-type="float">
            <text:p>956</text:p>
          </table:table-cell>
          <table:table-cell/>
          <table:table-cell table:style-name="ce16" office:value-type="string" calcext:value-type="string">
            <text:p>201-983-949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/>
          <table:table-cell table:style-name="ce16" office:value-type="string" calcext:value-type="string">
            <text:p>moved out 9/12/20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6" office:value-type="float" office:value="2995" calcext:value-type="float">
            <text:p>299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3" office:value-type="float" office:value="546257" calcext:value-type="float">
            <text:p>$546,2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Charley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21" office:value-type="float" office:value="3037" calcext:value-type="float">
            <text:p>3,037</text:p>
          </table:table-cell>
          <table:table-cell table:style-name="ce24" office:value-type="float" office:value="686884" calcext:value-type="float">
            <text:p>$686,884</text:p>
          </table:table-cell>
          <table:table-cell/>
          <table:table-cell table:style-name="ce16" office:value-type="string" calcext:value-type="string">
            <text:p>kid Clo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21" office:value-type="float" office:value="3083" calcext:value-type="float">
            <text:p>3,083</text:p>
          </table:table-cell>
          <table:table-cell table:style-name="ce2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21" office:value-type="float" office:value="3083" calcext:value-type="float">
            <text:p>3,083</text:p>
          </table:table-cell>
          <table:table-cell table:style-name="ce24" office:value-type="float" office:value="816366" calcext:value-type="float">
            <text:p>$816,366</text:p>
          </table:table-cell>
          <table:table-cell table:number-columns-repeated="59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6" office:value-type="string" calcext:value-type="string">
            <text:p>919-949-3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6" office:value-type="string" calcext:value-type="string">
            <text:p>Rafael Esilva in 504, motorcycle</text:p>
          </table:table-cell>
          <table:table-cell/>
          <table:table-cell table:style-name="ce16" office:value-type="string" calcext:value-type="string">
            <text:p>parking: 24, 6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6" office:value-type="float" office:value="1409" calcext:value-type="float">
            <text:p>1409</text:p>
          </table:table-cell>
          <table:table-cell table:style-name="ce25" office:value-type="float" office:value="345708" calcext:value-type="float">
            <text:p>$345,7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6" office:value-type="string" calcext:value-type="string">
            <text:p>from 2014 meetin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21" office:value-type="float" office:value="2171" calcext:value-type="float">
            <text:p>2,171</text:p>
          </table:table-cell>
          <table:table-cell table:style-name="ce24" office:value-type="float" office:value="506263" calcext:value-type="float">
            <text:p>$506,263</text:p>
          </table:table-cell>
          <table:table-cell table:style-name="ce16" office:value-type="string" calcext:value-type="string">
            <text:p>919-782-60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60"/>
        </table:table-row>
        <table:table-row table:style-name="ro1">
          <table:table-cell table:style-name="ce7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21" office:value-type="float" office:value="2995" calcext:value-type="float">
            <text:p>2,995</text:p>
          </table:table-cell>
          <table:table-cell table:style-name="ce24" office:value-type="float" office:value="794988" calcext:value-type="float">
            <text:p>$794,988</text:p>
          </table:table-cell>
          <table:table-cell table:style-name="ce28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2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6" office:value-type="float" office:value="2888" calcext:value-type="float">
            <text:p>2888</text:p>
          </table:table-cell>
          <table:table-cell table:style-name="ce23" office:value-type="float" office:value="844888" calcext:value-type="float">
            <text:p>$844,8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60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21"/>
          <table:table-cell table:style-name="ce24"/>
          <table:table-cell table:number-columns-repeated="59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6" office:value-type="string" calcext:value-type="string">
            <text:p>269-267-995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60"/>
        </table:table-row>
        <table:named-expressions>
          <table:named-range table:name="_xlnm._FilterDatabase" table:base-cell-address="$Data.$A$1" table:cell-range-address="$Data.$A$2:.$F$100"/>
        </table:named-expressions>
      </table:table>
      <table:table table:name="Resources" table:style-name="ta2">
        <table:table-column table:style-name="co1" table:number-columns-repeated="64" table:default-cell-style-name="Default"/>
        <table:table-row table:style-name="ro3">
          <table:table-cell table:number-columns-repeated="64"/>
        </table:table-row>
        <table:table-row table:style-name="ro1">
          <table:table-cell/>
          <table:table-cell table:style-name="ce7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/>
          <table:table-cell table:style-name="ce28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  <table:table-cell table:number-columns-repeated="62"/>
        </table:table-row>
      </table:table>
      <table:table table:name="dawson_deed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29"/>
        <table:table-column table:style-name="co2" table:number-columns-repeated="60" table:default-cell-style-name="Default"/>
        <table:table-row table:style-name="ro3">
          <table:table-cell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  <table:table-cell table:number-columns-repeated="5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  <table:table-cell table:number-columns-repeated="58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  <table:table-cell table:number-columns-repeated="58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  <table:table-cell table:number-columns-repeated="58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224" calcext:value-type="float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  <table:table-cell table:number-columns-repeated="58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  <table:table-cell table:number-columns-repeated="58"/>
        </table:table-row>
        <table:table-row table:style-name="ro3">
          <table:table-cell office:value-type="float" office:value="301" calcext:value-type="float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302" calcext:value-type="float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  <table:table-cell table:number-columns-repeated="58"/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MACFARLANE, MARY RUTH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float" office:value="391000" calcext:value-type="float">
            <text:p>391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06" calcext:value-type="float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310" calcext:value-type="float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  <table:table-cell table:number-columns-repeated="58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  <table:table-cell table:number-columns-repeated="58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  <table:table-cell table:number-columns-repeated="58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  <table:table-cell table:number-columns-repeated="58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  <table:table-cell table:number-columns-repeated="58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  <table:table-cell table:number-columns-repeated="58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  <table:table-cell table:number-columns-repeated="58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  <table:table-cell table:number-columns-repeated="58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  <table:table-cell table:number-columns-repeated="58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  <table:table-cell table:number-columns-repeated="58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  <table:table-cell table:number-columns-repeated="58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  <table:table-cell table:number-columns-repeated="58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  <table:table-cell table:number-columns-repeated="58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  <table:table-cell table:number-columns-repeated="58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  <table:table-cell table:number-columns-repeated="58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  <table:table-cell table:number-columns-repeated="58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  <table:table-cell table:number-columns-repeated="5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float" office:value="960000" calcext:value-type="float">
            <text:p>960000</text:p>
          </table:table-cell>
          <table:table-cell office:value-type="float" office:value="899311" calcext:value-type="float">
            <text:p>899311</text:p>
          </table:table-cell>
          <table:table-cell table:number-columns-repeated="58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  <table:table-cell table:number-columns-repeated="58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  <table:table-cell table:number-columns-repeated="58"/>
        </table:table-row>
        <table:named-expressions>
          <table:named-range table:name="_xlnm._FilterDatabase" table:base-cell-address="$Data.$A$1" table:cell-range-address="$dawson_deeds.$A$1:.$F$72"/>
        </table:named-expressions>
      </table:table>
      <table:named-expressions/>
      <table:database-ranges>
        <table:database-range table:name="__Anonymous_Sheet_DB__0" table:target-range-address="Data.A2:Data.F100" table:display-filter-buttons="true">
          <table:sort>
            <table:sort-by table:field-number="2" table:data-type="automatic"/>
          </table:sort>
        </table:database-range>
        <table:database-range table:name="__Anonymous_Sheet_DB__2" table:target-range-address="dawson_deeds.A1:dawson_deeds.F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text>$</number:text>
      <number:number number:decimal-places="0" number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2:10:39.0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wson_5f_deeds" style:display-name="PageStyle_dawson_deed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0-24T12:11:23.776000000</dc:date>
    <meta:editing-cycles>17</meta:editing-cycles>
    <meta:editing-duration>PT4H48M35S</meta:editing-duration>
    <meta:generator>LibreOffice/7.2.1.2$Windows_X86_64 LibreOffice_project/87b77fad49947c1441b67c559c339af8f3517e22</meta:generator>
    <meta:document-statistic meta:table-count="3" meta:cell-count="829" meta:object-count="0"/>
    <meta:user-defined meta:name="AppVersion">15.0000</meta:user-defined>
  </office:meta>
</office:document-meta>
</file>